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74: "* Ponman kommt schrittweise hervor.",</text:p>
          </table:table-cell>
          <table:table-cell table:number-columns-repeated="7"/>
          <table:table-cell office:value-type="string" calcext:value-type="string">
            <text:p>Zeilennummer 1574: "* Ponman advances one step at a tim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lauscht^1, auch ohne hren.",</text:p>
          </table:table-cell>
          <table:table-cell table:number-columns-repeated="7"/>
          <table:table-cell office:value-type="string" calcext:value-type="string">
            <text:p>Zeilennummer 1574: "* Ponman listens politely^1, despite having no ear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ist durch deine Bewegungen hypnotisiert.",</text:p>
          </table:table-cell>
          <table:table-cell table:number-columns-repeated="7"/>
          <table:table-cell office:value-type="string" calcext:value-type="string">
            <text:p>Zeilennummer 1574: "* Ponman seems hypnotized by your idle animation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schaut unbeschrieben.",</text:p>
          </table:table-cell>
          <table:table-cell table:number-columns-repeated="7"/>
          <table:table-cell office:value-type="string" calcext:value-type="string">
            <text:p>Zeilennummer 1574: "* Ponman gazes enigmaticall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riecht wie im Pfandhaus.",</text:p>
          </table:table-cell>
          <table:table-cell table:number-columns-repeated="7"/>
          <table:table-cell office:value-type="string" calcext:value-type="string">
            <text:p>Zeilennummer 1574: "* Smells like a pawn shop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sieht heiter aus.",</text:p>
          </table:table-cell>
          <table:table-cell table:number-columns-repeated="7"/>
          <table:table-cell office:value-type="string" calcext:value-type="string">
            <text:p>Zeilennummer 1574: "* Ponman looks dilate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schläft friedlich.",</text:p>
          </table:table-cell>
          <table:table-cell table:number-columns-repeated="7"/>
          <table:table-cell office:value-type="string" calcext:value-type="string">
            <text:p>Zeilennummer 1574: "* Ponman is sleeping soundl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(schläfrig)",</text:p>
          </table:table-cell>
          <table:table-cell table:number-columns-repeated="7"/>
          <table:table-cell office:value-type="string" calcext:value-type="string">
            <text:p>Zeilennummer 1574: "(Sleepy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Du wünschst Ponman eine Gute Nacht^1.&amp;* Es schläft ein.../%",</text:p>
          </table:table-cell>
          <table:table-cell table:number-columns-repeated="7"/>
          <table:table-cell office:value-type="string" calcext:value-type="string">
            <text:p>Zeilennummer 1574: "* You whispered goodnight to Ponman^1.&amp;* It fell asleep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Ralsei singt ein nettes Wiegenlied!/%",</text:p>
          </table:table-cell>
          <table:table-cell table:number-columns-repeated="7"/>
          <table:table-cell office:value-type="string" calcext:value-type="string">
            <text:p>Zeilennummer 1574: "* Ralsei sang a soft and entrancing lullaby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schläft ein^1!&amp;* Die Feinde wurden \\cBMüde\\cW!/%",</text:p>
          </table:table-cell>
          <table:table-cell table:number-columns-repeated="7"/>
          <table:table-cell office:value-type="string" calcext:value-type="string">
            <text:p>Zeilennummer 1574: "* PONMAN fell asleep^1!&amp;* The enemies became TIRED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schläft ein^1!&amp;* SUSIE schläft ein^1!&amp;* Die Feinde wurden \\cBMüde\\cW!/%",</text:p>
          </table:table-cell>
          <table:table-cell table:number-columns-repeated="7"/>
          <table:table-cell office:value-type="string" calcext:value-type="string">
            <text:p>Zeilennummer 1574: "* PONMAN fell asleep^1!&amp;* SUSIE fell asleep^1!&amp;* The enemies became TIRED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Durch das Wiegenlied wurden die Feinde \\cBschläfrig\\cW!",</text:p>
          </table:table-cell>
          <table:table-cell table:number-columns-repeated="7"/>
          <table:table-cell office:value-type="string" calcext:value-type="string">
            <text:p>Zeilennummer 1574: "* The enemies became SLEEPY from Ralsei's lullab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kann sein Auge nicht offen halten.",</text:p>
          </table:table-cell>
          <table:table-cell table:number-columns-repeated="7"/>
          <table:table-cell office:value-type="string" calcext:value-type="string">
            <text:p>Zeilennummer 1574: "* Ponman can't keep its eye open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PONMAN - AT 8 VT 0&amp;* Sein Kern dient gleichzeitig als Pupille./%",</text:p>
          </table:table-cell>
          <table:table-cell table:number-columns-repeated="7"/>
          <table:table-cell office:value-type="string" calcext:value-type="string">
            <text:p>Zeilennummer 1574: "* PONMAN - AT 8 DF 0&amp;* Its nucleus doubles as an eyespo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Du und Ralsei warnen Ponman vor Susie^1.&amp;* Der Feind passt auf.../%",</text:p>
          </table:table-cell>
          <table:table-cell table:number-columns-repeated="7"/>
          <table:table-cell office:value-type="string" calcext:value-type="string">
            <text:p>Zeilennummer 1574: "* You and Ralsei warned Ponman about Susie^1.&amp;* The enemy went on guard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* Du und Ralsei warnen die Feinde vor Susie^1.&amp;* Jeder passt auf./%",</text:p>
          </table:table-cell>
          <table:table-cell table:number-columns-repeated="7"/>
          <table:table-cell office:value-type="string" calcext:value-type="string">
            <text:p>Zeilennummer 1574: "* You and Ralsei warned the enemies about Susie^1.&amp;* Everyone went on guar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(gewarnt)",</text:p>
          </table:table-cell>
          <table:table-cell table:number-columns-repeated="7"/>
          <table:table-cell office:value-type="string" calcext:value-type="string">
            <text:p>Zeilennummer 1574: "(Warn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(schläfrig)",</text:p>
          </table:table-cell>
          <table:table-cell table:number-columns-repeated="7"/>
          <table:table-cell office:value-type="string" calcext:value-type="string">
            <text:p>Zeilennummer 1574: "(Sleepy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574: "(schwach)",</text:p>
          </table:table-cell>
          <table:table-cell table:number-columns-repeated="7"/>
          <table:table-cell office:value-type="string" calcext:value-type="string">
            <text:p>Zeilennummer 1574: "(Weak)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53:11.793000000</meta:creation-date>
    <dc:date>2023-06-18T21:54:08.869000000</dc:date>
    <meta:editing-duration>PT57S</meta:editing-duration>
    <meta:editing-cycles>1</meta:editing-cycles>
    <meta:document-statistic meta:table-count="1" meta:cell-count="43" meta:object-count="0"/>
    <meta:generator>LibreOffice/7.4.3.2$Windows_X86_64 LibreOffice_project/1048a8393ae2eeec98dff31b5c133c5f1d08b890</meta:generator>
  </office:meta>
</office:document-meta>
</file>